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Foglio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rodotto</text:p>
          </table:table-cell>
          <table:table-cell table:style-name="Default" office:value-type="string" calcext:value-type="string">
            <text:p>Data </text:p>
          </table:table-cell>
          <table:table-cell office:value-type="string" calcext:value-type="string">
            <text:p>CodScontrino</text:p>
          </table:table-cell>
          <table:table-cell office:value-type="string" calcext:value-type="string">
            <text:p>Quantità</text:p>
          </table:table-cell>
          <table:table-cell office:value-type="string" calcext:value-type="string">
            <text:p>Subtotale</text:p>
          </table:table-cell>
          <table:table-cell office:value-type="string" calcext:value-type="string">
            <text:p>Iscritt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15-04-01" calcext:value-type="date">
            <text:p>01/04/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5-04-02" calcext:value-type="date">
            <text:p>02/04/1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15-04-03" calcext:value-type="date">
            <text:p>03/04/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15-04-04" calcext:value-type="date">
            <text:p>04/04/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15-04-05" calcext:value-type="date">
            <text:p>05/04/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15-04-06" calcext:value-type="date">
            <text:p>06/04/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15-06-19" calcext:value-type="date">
            <text:p>19/06/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5-06-24" calcext:value-type="date">
            <text:p>24/06/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15-06-24" calcext:value-type="date">
            <text:p>24/06/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15-06-24" calcext:value-type="date">
            <text:p>24/06/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15-06-29" calcext:value-type="date">
            <text:p>29/06/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0" table:target-range-address="Foglio1.A1:Foglio1.F12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 style:data-style-name="N2" text:time-value="21:58:38.81894786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0:44:21.964925804</meta:creation-date>
    <dc:date>2015-06-18T22:01:50.511267337</dc:date>
    <meta:editing-duration>PT3M11S</meta:editing-duration>
    <meta:editing-cycles>4</meta:editing-cycles>
    <meta:generator>LibreOffice/4.3.7.2$Linux_X86_64 LibreOffice_project/430$Build-2</meta:generator>
    <meta:document-statistic meta:table-count="1" meta:cell-count="61" meta:object-count="0"/>
  </office:meta>
</office:document-meta>
</file>